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, monospace"/>
    <style:font-face style:name="Helvetica" svg:font-family="Helvetica, arial, freesans, clean, sans-serif"/>
    <style:font-face style:name="OpenSymbol" svg:font-family="OpenSymbol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 fo:padding="0cm" fo:border="none"/>
    </style:style>
    <style:style style:name="P6" style:family="paragraph" style:parent-style-name="Text_20_body" style:list-style-name="L1">
      <style:paragraph-properties fo:margin-top="0cm" fo:margin-bottom="0cm" fo:text-align="center" style:justify-single-word="false" fo:padding="0cm" fo:border="none"/>
    </style:style>
    <style:style style:name="P7" style:family="paragraph" style:parent-style-name="Text_20_body">
      <style:paragraph-properties fo:margin-top="0cm" fo:margin-bottom="0cm" fo:padding-left="0.265cm" fo:padding-right="0.265cm" fo:padding-top="0.049cm" fo:padding-bottom="0.049cm" fo:border="0.002cm solid #d5d5d5"/>
    </style:style>
    <style:style style:name="P8" style:family="paragraph" style:parent-style-name="Text_20_body">
      <style:paragraph-properties fo:margin-top="0.159cm" fo:margin-bottom="0.212cm" style:line-height-at-least="0.529cm" fo:padding="0cm" fo:border="none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line-height-at-least="0.423cm" fo:text-indent="0cm" style:auto-text-indent="false" fo:padding="0cm" fo:border="none"/>
      <style:text-properties fo:font-variant="normal" fo:text-transform="none" fo:color="#777777" style:font-name="Helvetica" fo:font-size="9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476cm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line-height-at-least="0.423cm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line-height-at-least="0.476cm" fo:text-indent="0cm" style:auto-text-indent="false" fo:padding="0.049cm" fo:border="0.002cm solid #efeee6"/>
    </style:style>
    <style:style style:name="P15" style:family="paragraph" style:parent-style-name="Text_20_body">
      <style:paragraph-properties fo:margin-left="0cm" fo:margin-right="0cm" style:line-height-at-least="0.476cm" fo:text-indent="0cm" style:auto-text-indent="false"/>
      <style:text-properties fo:font-variant="normal" fo:text-transform="none" fo:color="#333333" fo:letter-spacing="normal"/>
    </style:style>
    <style:style style:name="P16" style:family="paragraph" style:parent-style-name="Text_20_body">
      <style:paragraph-properties fo:margin-left="0cm" fo:margin-right="0cm" fo:margin-top="0cm" fo:margin-bottom="0.291cm" style:line-height-at-least="0.582cm" fo:text-indent="0cm" style:auto-text-indent="false" fo:padding="0cm" fo:border="none"/>
      <style:text-properties style:font-name="inherit" fo:font-size="10.5pt"/>
    </style:style>
    <style:style style:name="P17" style:family="paragraph" style:parent-style-name="Text_20_body">
      <style:paragraph-properties fo:margin-left="0cm" fo:margin-right="6.615cm" fo:margin-top="0cm" fo:margin-bottom="0.397cm" fo:line-height="170%" fo:text-indent="0cm" style:auto-text-indent="false" fo:padding="0cm" fo:border="none"/>
      <style:text-properties fo:font-size="11.25pt"/>
    </style:style>
    <style:style style:name="P18" style:family="paragraph" style:parent-style-name="Text_20_body">
      <style:paragraph-properties fo:margin-left="0cm" fo:margin-right="6.615cm" fo:margin-top="0.397cm" fo:margin-bottom="0.397cm" fo:line-height="170%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6.615cm" fo:margin-top="0.397cm" fo:margin-bottom="0cm" fo:line-height="170%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.265cm" fo:margin-right="0cm" fo:margin-top="0cm" fo:margin-bottom="0cm" style:line-height-at-least="0.423cm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.265cm" fo:margin-right="0cm" fo:margin-top="0cm" fo:margin-bottom="0cm" style:line-height-at-least="0.423cm" fo:text-indent="0cm" style:auto-text-indent="false" fo:padding="0cm" fo:border="none"/>
    </style:style>
    <style:style style:name="P22" style:family="paragraph" style:parent-style-name="Preformatted_20_Text">
      <style:paragraph-properties fo:margin-left="0cm" fo:margin-right="0cm" fo:margin-top="0cm" fo:margin-bottom="0cm" style:line-height-at-least="0.476cm" fo:text-indent="0cm" style:auto-text-indent="false" fo:padding="0.049cm" fo:border="0.002cm solid #efeee6"/>
    </style:style>
    <style:style style:name="P23" style:family="paragraph" style:parent-style-name="Preformatted_20_Text">
      <style:paragraph-properties fo:margin-top="0cm" fo:margin-bottom="0cm" style:line-height-at-least="0.476cm" fo:padding="0.049cm" fo:border="0.002cm solid #efeee6"/>
    </style:style>
    <style:style style:name="P24" style:family="paragraph" style:parent-style-name="Heading_20_1">
      <style:paragraph-properties fo:margin-left="0cm" fo:margin-right="3.969cm" fo:margin-top="0cm" fo:margin-bottom="0cm" fo:line-height="110%" fo:text-indent="0cm" style:auto-text-indent="false"/>
      <style:text-properties fo:font-size="22.5pt" fo:font-weight="normal"/>
    </style:style>
    <style:style style:name="P25" style:family="paragraph" style:parent-style-name="Heading_20_1">
      <style:paragraph-properties fo:margin-left="0cm" fo:margin-right="0cm" fo:margin-top="0cm" fo:margin-bottom="0cm" style:line-height-at-least="1.164cm" fo:text-indent="0cm" style:auto-text-indent="false" fo:padding="0cm" fo:border="none"/>
      <style:text-properties fo:color="#4e443c" style:font-name="inherit" fo:font-size="27pt" fo:font-weight="normal"/>
    </style:style>
    <style:style style:name="P26" style:family="paragraph" style:parent-style-name="Heading_20_3">
      <style:paragraph-properties fo:margin-left="0.318cm" fo:margin-right="0.265cm" fo:margin-top="0.212cm" fo:margin-bottom="0.212cm" fo:line-height="142%" fo:text-indent="0cm" style:auto-text-indent="false" fo:padding="0cm" fo:border="none"/>
      <style:text-properties fo:color="#555555" fo:background-color="#f1f1f1"/>
    </style:style>
    <style:style style:name="P27" style:family="paragraph" style:parent-style-name="Heading_20_3">
      <style:paragraph-properties fo:margin-left="0cm" fo:margin-right="0cm" fo:margin-top="0cm" fo:margin-bottom="0cm" style:line-height-at-least="0.873cm" fo:text-indent="0cm" style:auto-text-indent="false" fo:padding="0cm" fo:border="none"/>
    </style:style>
    <style:style style:name="P28" style:family="paragraph" style:parent-style-name="Heading_20_5">
      <style:paragraph-properties fo:margin-left="0cm" fo:margin-right="0cm" fo:margin-top="0cm" fo:margin-bottom="0.265cm" fo:line-height="110%" fo:text-indent="0cm" style:auto-text-indent="false"/>
      <style:text-properties fo:font-size="9pt"/>
    </style:style>
    <style:style style:name="P29" style:family="paragraph" style:parent-style-name="Heading_20_2">
      <style:paragraph-properties fo:margin-left="0cm" fo:margin-right="6.615cm" fo:margin-top="0.529cm" fo:margin-bottom="0.397cm" fo:line-height="170%" fo:text-indent="0cm" style:auto-text-indent="false" fo:padding="0cm" fo:border="none"/>
      <style:text-properties fo:font-size="11.25pt" fo:font-weight="bold"/>
    </style:style>
    <style:style style:name="P30" style:family="paragraph" style:parent-style-name="Heading_20_2">
      <style:paragraph-properties fo:margin-left="0cm" fo:margin-right="0cm" fo:margin-top="0.529cm" fo:margin-bottom="0cm" style:line-height-at-least="1.164cm" fo:text-indent="0cm" style:auto-text-indent="false" fo:padding="0cm" fo:border="none"/>
      <style:text-properties fo:color="#f14e32" style:font-name="inherit" fo:font-size="13.5pt" fo:font-weight="bold"/>
    </style:style>
    <style:style style:name="T1" style:family="text">
      <style:text-properties fo:color="#777777" style:text-line-through-style="none" fo:font-size="10.5pt" style:text-underline-style="none" style:text-blinking="false"/>
    </style:style>
    <style:style style:name="T2" style:family="text">
      <style:text-properties fo:color="#777777" fo:font-size="10.5pt"/>
    </style:style>
    <style:style style:name="T3" style:family="text">
      <style:text-properties fo:color="#555555" style:text-line-through-style="none" fo:font-size="10.5pt" style:text-underline-style="none" fo:font-weight="bold" style:text-blinking="false"/>
    </style:style>
    <style:style style:name="T4" style:family="text">
      <style:text-properties fo:font-size="9.75pt"/>
    </style:style>
    <style:style style:name="T5" style:family="text">
      <style:text-properties fo:color="#ffffff" fo:font-size="8.25pt" fo:font-weight="normal" fo:background-color="#babec0"/>
    </style:style>
    <style:style style:name="T6" style:family="text">
      <style:text-properties fo:color="#4183c4" style:text-line-through-style="none" style:text-underline-style="none" fo:font-weight="bold" style:text-blinking="false" fo:background-color="#ffffff"/>
    </style:style>
    <style:style style:name="T7" style:family="text">
      <style:text-properties fo:color="#4183c4" style:text-line-through-style="none" fo:font-size="11.25pt" style:text-underline-style="none" style:text-blinking="false"/>
    </style:style>
    <style:style style:name="T8" style:family="text">
      <style:text-properties fo:color="#7ba9d6" style:text-line-through-style="none" style:text-underline-style="none" style:text-blinking="false" fo:background-color="#ffffff"/>
    </style:style>
    <style:style style:name="T9" style:family="text">
      <style:text-properties fo:color="#333333" style:text-line-through-style="none" fo:font-size="9.75pt" style:text-underline-style="none" fo:font-weight="bold" style:text-blinking="false" fo:background-color="#eeeeee"/>
    </style:style>
    <style:style style:name="T10" style:family="text">
      <style:text-properties fo:color="#333333" style:text-line-through-style="none" style:text-underline-style="none" style:text-blinking="false" fo:background-color="#eeeeee"/>
    </style:style>
    <style:style style:name="T11" style:family="text">
      <style:text-properties fo:font-size="11.25pt"/>
    </style:style>
    <style:style style:name="T12" style:family="text">
      <style:text-properties fo:font-size="11.25pt" fo:font-weight="bold"/>
    </style:style>
    <style:style style:name="T13" style:family="text">
      <style:text-properties fo:font-variant="normal" fo:text-transform="none" fo:color="#4183c4" style:text-line-through-style="none" style:font-name="Helvetica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777777" style:font-name="Helvetica" fo:font-size="9pt" fo:letter-spacing="normal" fo:font-style="normal" fo:font-weight="normal"/>
    </style:style>
    <style:style style:name="T15" style:family="text">
      <style:text-properties style:font-name="inherit" fo:font-size="10.5pt"/>
    </style:style>
    <style:style style:name="T16" style:family="text">
      <style:text-properties style:font-name="inherit" fo:font-size="10.5pt" fo:font-style="italic"/>
    </style:style>
    <style:style style:name="T17" style:family="text">
      <style:text-properties style:font-name="inherit" fo:font-size="9pt"/>
    </style:style>
    <style:style style:name="T18" style:family="text">
      <style:text-properties style:font-name="inherit" fo:font-size="9pt" fo:background-color="transparent"/>
    </style:style>
    <style:style style:name="T19" style:family="text">
      <style:text-properties fo:color="#0388a6" style:text-line-through-style="none" style:font-name="inherit" fo:font-size="12pt" style:text-underline-style="none" fo:font-weight="bold" style:text-blinking="false"/>
    </style:style>
    <style:style style:name="T20" style:family="text">
      <style:text-properties fo:color="#0388a6" style:text-line-through-style="none" style:font-name="inherit" fo:font-size="10.5pt" style:text-underline-style="none" style:text-blinking="false"/>
    </style:style>
    <style:style style:name="T21" style:family="text">
      <style:text-properties fo:color="#f14e32" style:font-name="Courier" fo:font-size="10.5pt" fo:background-color="#ffffff"/>
    </style:style>
    <style:style style:name="T22" style:family="text">
      <style:text-properties fo:color="#403f3c" style:text-line-through-style="none" style:font-name="inherit" fo:font-size="9pt" style:text-underline-style="none" style:text-blinking="false"/>
    </style:style>
    <style:style style:name="T23" style:family="text">
      <style:text-properties fo:color="#403f3c" style:text-line-through-style="none" style:font-name="inherit" fo:font-size="9pt" style:text-underline-style="none" style:text-blinking="false" fo:background-color="transparen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cfcfa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97367730586340572" text:style-name="L2">
        <text:list-item>
          <text:p text:style-name="P13"><draw:frame draw:style-name="fr1" draw:name="js-repo-pjax-container" text:anchor-type="paragraph" svg:width="24.342cm" draw:z-index="1"><draw:text-box fo:min-height="0.041cm"><text:section text:style-name="Sect1" text:name="wiki-wrapper"><text:h text:style-name="P24" text:outline-level="1">Baixando o Projeto para sua Máquina </text:h><text:p text:style-name="P8"><text:a xlink:type="simple" xlink:href="https://github.com/marloncarvalho"><text:span text:style-name="T3">marloncarvalho</text:span></text:a><text:span text:style-name="T2"> edited this page on Aug 22, 2012 · </text:span><text:a xlink:type="simple" xlink:href="https://github.com/exmo/equizmo-android/wiki/Baixando-o-Projeto-para-sua-Máquina/_history"><text:span text:style-name="T1">7 commits</text:span></text:a></text:p><text:section text:style-name="Sect1" text:name="wiki-content"><text:p text:style-name="P4"><draw:frame draw:style-name="fr2" draw:name="wiki-rightbar" text:anchor-type="paragraph" svg:width="6.085cm" draw:z-index="2"><draw:text-box fo:min-height="0.041cm"><text:h text:style-name="P26" text:outline-level="3"> <text:span text:style-name="T4">Pages </text:span><text:span text:style-name="T5">16</text:span></text:h><text:list xml:id="list1662672816092883389" text:style-name="L1"><text:list-item><text:p text:style-name="P10"><text:a xlink:type="simple" xlink:href="https://github.com/exmo/equizmo-android/wiki/Ambiente-de-Desenvolvimento"><text:span text:style-name="Strong_20_Emphasis"><text:span text:style-name="T6">Ambiente de Desenvolvimento</text:span></text:span></text:a></text:p></text:list-item><text:list-item><text:p text:style-name="P5"><text:a xlink:type="simple" xlink:href="https://github.com/exmo/equizmo-android/wiki/Ambiente-de-desenvolvimento-para-maven"><text:span text:style-name="Strong_20_Emphasis"><text:span text:style-name="T6">Ambiente de desenvolvimento para maven</text:span></text:span></text:a></text:p></text:list-item><text:list-item><text:p text:style-name="P5"><text:a xlink:type="simple" xlink:href="https://github.com/exmo/equizmo-android/wiki/Animações"><text:span text:style-name="Strong_20_Emphasis"><text:span text:style-name="T6">Animações</text:span></text:span></text:a></text:p></text:list-item><text:list-item><text:p text:style-name="P5"><text:a xlink:type="simple" xlink:href="https://github.com/exmo/equizmo-android/wiki/Baixando-o-Projeto-para-sua-Máquina"><text:span text:style-name="Strong_20_Emphasis"><text:span text:style-name="T6">Baixando o Projeto para sua Máquina</text:span></text:span></text:a></text:p></text:list-item><text:list-item><text:p text:style-name="P5"><text:a xlink:type="simple" xlink:href="https://github.com/exmo/equizmo-android/wiki/Baixando-o-Projeto-para-sua-Máquina-com-Maven"><text:span text:style-name="Strong_20_Emphasis"><text:span text:style-name="T6">Baixando o Projeto para sua Máquina com Maven</text:span></text:span></text:a></text:p></text:list-item><text:list-item><text:p text:style-name="P5"><text:a xlink:type="simple" xlink:href="https://github.com/exmo/equizmo-android/wiki/Bibliotecas"><text:span text:style-name="Strong_20_Emphasis"><text:span text:style-name="T6">Bibliotecas</text:span></text:span></text:a></text:p></text:list-item><text:list-item><text:p text:style-name="P5"><text:a xlink:type="simple" xlink:href="https://github.com/exmo/equizmo-android/wiki/Geolocalização"><text:span text:style-name="Strong_20_Emphasis"><text:span text:style-name="T6">Geolocalização</text:span></text:span></text:a></text:p></text:list-item><text:list-item><text:p text:style-name="P5"><text:a xlink:type="simple" xlink:href="https://github.com/exmo/equizmo-android/wiki"><text:span text:style-name="Strong_20_Emphasis"><text:span text:style-name="T6">Home</text:span></text:span></text:a></text:p></text:list-item><text:list-item><text:p text:style-name="P5"><text:a xlink:type="simple" xlink:href="https://github.com/exmo/equizmo-android/wiki/Internacionalização"><text:span text:style-name="Strong_20_Emphasis"><text:span text:style-name="T6">Internacionalização</text:span></text:span></text:a></text:p></text:list-item><text:list-item><text:p text:style-name="P5"><text:a xlink:type="simple" xlink:href="https://github.com/exmo/equizmo-android/wiki/Mapas"><text:span text:style-name="Strong_20_Emphasis"><text:span text:style-name="T6">Mapas</text:span></text:span></text:a></text:p></text:list-item><text:list-item><text:p text:style-name="P5"><text:a xlink:type="simple" xlink:href="https://github.com/exmo/equizmo-android/wiki/Ofuscando-aplicativos-Android"><text:span text:style-name="Strong_20_Emphasis"><text:span text:style-name="T6">Ofuscando aplicativos Android</text:span></text:span></text:a></text:p></text:list-item><text:list-item><text:p text:style-name="P5"><text:a xlink:type="simple" xlink:href="https://github.com/exmo/equizmo-android/wiki/Preferências"><text:span text:style-name="Strong_20_Emphasis"><text:span text:style-name="T6">Preferências</text:span></text:span></text:a></text:p></text:list-item><text:list-item><text:p text:style-name="P5"><text:a xlink:type="simple" xlink:href="https://github.com/exmo/equizmo-android/wiki/REST-Json"><text:span text:style-name="Strong_20_Emphasis"><text:span text:style-name="T6">REST Json</text:span></text:span></text:a></text:p></text:list-item><text:list-item><text:p text:style-name="P5"><text:a xlink:type="simple" xlink:href="https://github.com/exmo/equizmo-android/wiki/SOAP-XML"><text:span text:style-name="Strong_20_Emphasis"><text:span text:style-name="T6">SOAP XML</text:span></text:span></text:a></text:p></text:list-item><text:list-item><text:p text:style-name="P5"><text:a xlink:type="simple" xlink:href="https://github.com/exmo/equizmo-android/wiki/Sons"><text:span text:style-name="Strong_20_Emphasis"><text:span text:style-name="T6">Sons</text:span></text:span></text:a></text:p></text:list-item><text:list-item><text:p text:style-name="P6"><text:a xlink:type="simple" xlink:href="https://github.com/exmo/equizmo-android/wiki/Baixando-o-Projeto-para-sua-Máquina#"><text:span text:style-name="T8">Show 1 more pages…</text:span></text:a></text:p></text:list-item></text:list><text:h text:style-name="P28" text:outline-level="5">Clone this wiki locally</text:h><text:p text:style-name="P7"><text:a xlink:type="simple" xlink:href="github-windows://openRepo/https://github.com/exmo/equizmo-android.wiki.git"><text:span text:style-name="T10"> </text:span></text:a><text:a xlink:type="simple" xlink:href="github-windows://openRepo/https://github.com/exmo/equizmo-android.wiki.git"><text:span text:style-name="T9">Clone in Desktop</text:span></text:a></text:p></draw:text-box></draw:frame></text:p><text:section text:style-name="Sect1" text:name="wiki-body"><text:p text:style-name="P17">Bom, então você não é muito familiarizado com o Github? Saiba que é uma ferramenta de trabalho colaborativa de extrema utilidade e amplamente adotada no mundo opensource. Ela facilita substancialmente a colaboração em projetos e foi este o motivo de termos escolhido o Github para hospedar o eQuizmo.</text:p><text:h text:style-name="P29" text:outline-level="2">Baixando e Configurando o Projeto</text:h><text:p text:style-name="P18"><text:span text:style-name="T11">Vamos tentar facilitar um pouco com um passo a passo de como baixar nosso projeto para o seu Eclipse usando o plugin eGit que você acabou de instalar. Primeiro, vá na opção </text:span><text:span text:style-name="Emphasis"><text:span text:style-name="T11">File-&gt;Import</text:span></text:span><text:span text:style-name="T11"> do Eclipse. Selecione a opção </text:span><text:span text:style-name="Strong_20_Emphasis"><text:span text:style-name="T12">Projects from Git</text:span></text:span><text:span text:style-name="T11">. Depois, selecione a opção </text:span><text:span text:style-name="Strong_20_Emphasis"><text:span text:style-name="T12">URI</text:span></text:span><text:span text:style-name="T11">. No campo URI, cole o endereço </text:span><text:a xlink:type="simple" xlink:href="https://github.com/exmo/equizmo-android.git"><text:span text:style-name="T7">https://github.com/exmo/equizmo-android.git</text:span></text:a><text:span text:style-name="T11">.</text:span></text:p><text:p text:style-name="P18"><text:span text:style-name="T11">Agora, clique no botão </text:span><text:span text:style-name="Emphasis"><text:span text:style-name="T11">Next</text:span></text:span><text:span text:style-name="T11"> três vezes. Ele deve estar lhe perguntando o tipo de projeto que é para importar. Escolha </text:span><text:span text:style-name="Strong_20_Emphasis"><text:span text:style-name="T12">Import as General Project</text:span></text:span><text:span text:style-name="T11">. Pronto, agora você deve ter um projeto simples contendo duas pastas: maven e nonmaven. A primeira pasta é apenas para o caso de você querer trabalhar com o projeto feito em Maven. Se você está aqui nesta seção, acredito que não seja esta sua intenção, portanto, pode esquecer ele por agora. :)</text:span></text:p><text:p text:style-name="P18"><text:span text:style-name="T11">Vá de novo em </text:span><text:span text:style-name="Emphasis"><text:span text:style-name="T11">File-&gt;Import</text:span></text:span><text:span text:style-name="T11"> e selecione a opção </text:span><text:span text:style-name="Strong_20_Emphasis"><text:span text:style-name="T12">Existing Android Code Into Workspace</text:span></text:span><text:span text:style-name="T11">. Clique no botão </text:span><text:span text:style-name="Emphasis"><text:span text:style-name="T11">Browse</text:span></text:span><text:span text:style-name="T11"> e vá até a pasta onde você baixou o projeto. Talvez esteja no seu workspace. Talvez esteja em uma pasta chamada </text:span><text:span text:style-name="Strong_20_Emphasis"><text:span text:style-name="T12">git</text:span></text:span><text:span text:style-name="T11"> em seu ambiente de trabalho. Preste atenção onde você baixou o projeto! :)</text:span></text:p><text:p text:style-name="P19"><text:span text:style-name="T11">Bom, mas é para você selecionar a pasta </text:span><text:span text:style-name="Strong_20_Emphasis"><text:span text:style-name="T12">nonmaven/eQuizmo</text:span></text:span><text:span text:style-name="T11"> que está dentro da pasta que falei acima. Feito isto, basta clicar em </text:span><text:span text:style-name="Emphasis"><text:span text:style-name="T11">Finish</text:span></text:span><text:span text:style-name="T11">.</text:span></text:p></text:section></text:section></text:section></draw:text-box></draw:frame><text:a xlink:type="simple" xlink:href="https://status.github.com/"><text:span text:style-name="T13">Status</text:span></text:a><text:span text:style-name="T14"> </text:span></text:p>
        </text:list-item>
        <text:list-item>
          <text:p text:style-name="P20"><text:a xlink:type="simple" xlink:href="http://developer.github.com/"><text:span text:style-name="T13">API</text:span></text:a><text:span text:style-name="T14"> </text:span></text:p>
        </text:list-item>
        <text:list-item>
          <text:p text:style-name="P20"><text:a xlink:type="simple" xlink:href="http://training.github.com/"><text:span text:style-name="T13">Training</text:span></text:a><text:span text:style-name="T14"> </text:span></text:p>
        </text:list-item>
        <text:list-item>
          <text:p text:style-name="P20"><text:a xlink:type="simple" xlink:href="http://shop.github.com/"><text:span text:style-name="T13">Shop</text:span></text:a><text:span text:style-name="T14"> </text:span></text:p>
        </text:list-item>
        <text:list-item>
          <text:p text:style-name="P20"><text:a xlink:type="simple" xlink:href="https://github.com/blog"><text:span text:style-name="T13">Blog</text:span></text:a><text:span text:style-name="T14"> </text:span></text:p>
        </text:list-item>
        <text:list-item>
          <text:p text:style-name="P20"><text:soft-page-break/><text:a xlink:type="simple" xlink:href="https://github.com/about"><text:span text:style-name="T13">About</text:span></text:a></text:p>
        </text:list-item>
      </text:list>
      <text:list xml:id="list987901160067667945" text:style-name="L3">
        <text:list-item>
          <text:p text:style-name="P11">© 2014 GitHub, Inc. </text:p>
        </text:list-item>
        <text:list-item>
          <text:p text:style-name="P21"><text:a xlink:type="simple" xlink:href="https://github.com/site/terms"><text:span text:style-name="T13">Terms</text:span></text:a><text:span text:style-name="T14"> </text:span></text:p>
        </text:list-item>
        <text:list-item>
          <text:p text:style-name="P21"><text:a xlink:type="simple" xlink:href="https://github.com/site/privacy"><text:span text:style-name="T13">Privacy</text:span></text:a><text:span text:style-name="T14"> </text:span></text:p>
        </text:list-item>
        <text:list-item>
          <text:p text:style-name="P21"><text:a xlink:type="simple" xlink:href="https://github.com/security"><text:span text:style-name="T13">Security</text:span></text:a><text:span text:style-name="T14"> </text:span></text:p>
        </text:list-item>
        <text:list-item>
          <text:p text:style-name="P21"><text:a xlink:type="simple" xlink:href="https://github.com/contact"><text:span text:style-name="T13">Contact</text:span></text:a></text:p>
        </text:list-item>
      </text:list>
      <text:section text:style-name="Sect1" text:name="global-zeroclipboard-html-bridge">
        <text:p text:style-name="P15"><draw:frame draw:name="global-zeroclipboard-flash-bridge" text:anchor-type="as-char" svg:width="1.247cm" style:rel-width="100%" svg:height="1.247cm" style:rel-height="100%" draw:z-index="0"><draw:plugin xlink:href="https://assets-cdn.github.com/flash/ZeroClipboard.v1.3.2.swf" xlink:type="simple" xlink:show="embed" xlink:actuate="onLoad" draw:mime-type="application/x-shockwave-flash"><draw:param draw:name="scale" draw:value="exactfit"/><draw:param draw:name="flashvars" draw:value="trustedOrigins=github.com%2C%2F%2Fgithub.com%2Chttps%3A%2F%2Fgithub.com%2Cgithub.com%2C%2F%2Fgithub.com%2Chttps%3A%2F%2Fgithub.com"/><draw:param draw:name="pluginspage" draw:value="http://www.macromedia.com/go/getflashplayer"/><draw:param draw:name="wmode" draw:value="transparent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</text:p>
      </text:section>
      <text:p text:style-name="Standard"/>
      <text:p text:style-name="Standard">Parte dois</text:p>
      <text:p text:style-name="Standard"><draw:frame draw:style-name="fr2" draw:name="content" text:anchor-type="paragraph" svg:width="18.574cm" draw:z-index="3"><draw:text-box fo:min-height="0.041cm"><text:section text:style-name="Sect2" text:name="main"><text:h text:style-name="P25" text:outline-level="1">2.1 Git Essencial - Obtendo um Repositório Git</text:h><text:h text:style-name="P30" text:outline-level="2">Obtendo um Repositório Git</text:h><text:p text:style-name="P16">Você pode obter um projeto Git utilizando duas formas principais. A primeira faz uso de um projeto ou diretório existente e o importa para o Git. A segunda clona um repositório Git existente a partir de outro servidor.</text:p><text:h text:style-name="P27" text:outline-level="3"><text:bookmark text:name="Inicializando-um-Repositório-em-um-Diretório-Existente"/><text:a xlink:type="simple" xlink:href="http://git-scm.com/book/pt-br/Git-Essencial-Obtendo-um-Repositório-Git#Inicializando-um-Repositório-em-um-Diretório-Existente"><text:span text:style-name="T19">Inicializando um Repositório em um Diretório Existente</text:span></text:a></text:h><text:p text:style-name="P16">Caso você esteja iniciando o monitoramento de um projeto existente com Git, você precisa ir para o diretório do projeto e digitar</text:p><text:p text:style-name="P22"><text:span text:style-name="Source_20_Text"><text:span text:style-name="T21">$ git init</text:span></text:span></text:p><text:p text:style-name="P14"><text:span text:style-name="T15">Isso cria um novo subdiretório chamado </text:span><text:span text:style-name="Source_20_Text"><text:span text:style-name="T21">.git</text:span></text:span><text:span text:style-name="T15"> que contem todos os arquivos necessários de seu repositório — um esqueleto de repositório Git. Neste ponto, nada em seu projeto é monitorado. (Veja o</text:span><text:span text:style-name="Emphasis"><text:span text:style-name="T16">Capítulo 9</text:span></text:span><text:span text:style-name="T15"> para maiores informações sobre quais arquivos estão contidos no diretório </text:span><text:span text:style-name="Source_20_Text"><text:span text:style-name="T21">.git</text:span></text:span><text:span text:style-name="T15"> que foi criado.)</text:span></text:p><text:p text:style-name="P14"><text:span text:style-name="T15">Caso você queira começar a controlar o versionamento dos arquivos existentes (diferente de um diretório vazio), você provavelmente deve começar a monitorar esses arquivos e fazer um commit inicial. Você pode realizar isso com poucos comandos </text:span><text:span text:style-name="Source_20_Text"><text:span text:style-name="T21">git add</text:span></text:span><text:span text:style-name="T15"> que especificam quais arquivos você quer monitorar, seguido de um commit:</text:span></text:p><text:p text:style-name="P22"><text:span text:style-name="Source_20_Text"><text:span text:style-name="T21">$ git add *.c</text:span></text:span></text:p><text:p text:style-name="P23"><text:span text:style-name="Source_20_Text"><text:span text:style-name="T21">$ git add README</text:span></text:span></text:p><text:p text:style-name="P23"><text:span text:style-name="Source_20_Text"><text:span text:style-name="T21">$ git commit -m 'initial project version'</text:span></text:span></text:p><text:p text:style-name="P16">Bem, nós iremos repassar esses comandos em um momento. Neste ponto, você tem um repositório Git com arquivos monitorados e um commit inicial.</text:p><text:h text:style-name="P27" text:outline-level="3"><text:bookmark text:name="Clonando-um-Repositório-Existente"/><text:a xlink:type="simple" xlink:href="http://git-scm.com/book/pt-br/Git-Essencial-Obtendo-um-Repositório-Git#Clonando-um-Repositório-Existente"><text:span text:style-name="T19">Clonando um Repositório Existente</text:span></text:a></text:h><text:p text:style-name="P12"><text:span text:style-name="T15">Caso você queira copiar um repositório Git já existente — por exemplo, um projeto que você queira contribuir — o comando necessário é </text:span><text:span text:style-name="Source_20_Text"><text:span text:style-name="T21">git clone</text:span></text:span><text:span text:style-name="T15">. Caso você esteja familiarizado com outros sistemas VCS, tais como Subversion, você perceberá que o comando é </text:span><text:span text:style-name="Source_20_Text"><text:span text:style-name="T21">clone</text:span></text:span><text:span text:style-name="T15"> e não </text:span><text:span text:style-name="Source_20_Text"><text:span text:style-name="T21">checkout</text:span></text:span><text:span text:style-name="T15">. Essa é uma diferença importante — Git recebe uma cópia de quase todos os dados que o servidor possui. Cada versão de cada arquivo no histórico do projeto é obtida quando você roda </text:span><text:span text:style-name="Source_20_Text"><text:span text:style-name="T21">git clone</text:span></text:span><text:span text:style-name="T15">. De fato, se o disco do servidor ficar corrompido, é possível utilizar um dos clones em qualquer cliente para reaver o servidor no estado em que estava quando foi clonado (você pode perder algumas características do servidor, mas todos os dados versionados estarão lá — veja o </text:span><text:span text:style-name="Emphasis"><text:span text:style-name="T16">Capítulo 4</text:span></text:span><text:span text:style-name="T15"> para maiores detalhes).</text:span></text:p><text:p text:style-name="P14"><text:span text:style-name="T15">Você clona um repositório com </text:span><text:span text:style-name="Source_20_Text"><text:span text:style-name="T21">git clone [url]</text:span></text:span><text:span text:style-name="T15">. Por exemplo, caso você queria clonar a biblioteca Git do Ruby chamada Grit, você pode fazê-lo da seguinte forma:</text:span></text:p><text:p text:style-name="P22"><text:span text:style-name="Source_20_Text"><text:span text:style-name="T21">$ git clone git://github.com/schacon/grit.git</text:span></text:span></text:p><text:p text:style-name="P14"><text:span text:style-name="T15">Isso cria um diretório chamado </text:span><text:span text:style-name="Source_20_Text"><text:span text:style-name="T21">grit</text:span></text:span><text:span text:style-name="T15">, inicializa um diretório </text:span><text:span text:style-name="Source_20_Text"><text:span text:style-name="T21">.git</text:span></text:span><text:span text:style-name="T15">dentro deste, obtém todos os dados do repositório e verifica a cópia atual da última versão. Se você entrar no novo diretório </text:span><text:span text:style-name="Source_20_Text"><text:span text:style-name="T21">grit</text:span></text:span><text:span text:style-name="T15">, você verá todos os arquivos do projeto nele, pronto para serem editados ou utilizados. Caso você queira clonar o repositório em um diretório diferente de grit, é possível especificar esse diretório utilizando a opção abaixo:</text:span></text:p><text:p text:style-name="P22"><text:span text:style-name="Source_20_Text"><text:span text:style-name="T21">$ git clone git://github.com/schacon/grit.git mygrit</text:span></text:span></text:p><text:p text:style-name="P14"><text:span text:style-name="T15">Este comando faz exatamente a mesma coisa que o anterior, mas o diretório alvo será chamado </text:span><text:span text:style-name="Source_20_Text"><text:span text:style-name="T21">mygrit</text:span></text:span><text:span text:style-name="T15">.</text:span></text:p><text:p text:style-name="P12"><text:span text:style-name="T15">O Git possui diversos protocolos de transferência que você pode utilizar. O exemplo anterior utiliza o protocolo </text:span><text:span text:style-name="Source_20_Text"><text:span text:style-name="T21">git://</text:span></text:span><text:span text:style-name="T15">, mas você também pode ver </text:span><text:span text:style-name="Source_20_Text"><text:span text:style-name="T21">http(s)://</text:span></text:span><text:span text:style-name="T15"> ou </text:span><text:span text:style-name="Source_20_Text"><text:span text:style-name="T21">user@server:/path.git</text:span></text:span><text:span text:style-name="T15">, que utilizam o protocolo de transferência SSH. No </text:span><text:span text:style-name="Emphasis"><text:span text:style-name="T16">Capítulo 4</text:span></text:span><text:span text:style-name="T15">, introduziremos todas as opções disponíveis com as quais o servidor pode ser configurado para acessar o seu repositório Git, e os prós e contras de cada uma.</text:span></text:p><text:section text:style-name="Sect1" text:name="nav"><text:p text:style-name="P9"><text:a xlink:type="simple" xlink:href="http://git-scm.com/book/pt-br/Git-Essencial"><text:span text:style-name="T20">prev</text:span></text:a><text:span text:style-name="T15"> | </text:span><text:a xlink:type="simple" xlink:href="http://git-scm.com/book/pt-br/Git-Essencial-Gravando-Alterações-no-Repositório"><text:span text:style-name="T20">next</text:span></text:a></text:p></text:section></text:section></draw:text-box></draw:frame><text:soft-page-break/></text:p>
      <text:p text:style-name="P2"><text:soft-page-break/><text:span text:style-name="T18">This </text:span><text:a xlink:type="simple" xlink:href="https://github.com/git/git-scm.com/blob/master/README.md#license"><text:span text:style-name="T23">open sourced</text:span></text:a><text:span text:style-name="T18"> site is </text:span><text:a xlink:type="simple" xlink:href="https://github.com/git/git-scm.com"><text:span text:style-name="T23">hosted on GitHub.</text:span></text:a><text:span text:style-name="T18"><text:line-break/>Patches, suggestions, and comments are welcome.</text:span></text:p>
      <text:p text:style-name="P3"><text:span text:style-name="T17">Git is a member of </text:span><text:a xlink:type="simple" xlink:href="http://git-scm.com/sfc"><text:span text:style-name="T22">Software Freedom Conservancy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, monospace"/>
    <style:font-face style:name="Helvetica" svg:font-family="Helvetica, arial, freesans, clean, sans-serif"/>
    <style:font-face style:name="OpenSymbol" svg:font-family="OpenSymbol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4</meta:editing-cycles>
    <meta:generator>OpenOffice/4.0.1$Win32 OpenOffice.org_project/401m5$Build-9714</meta:generator>
    <dc:date>2014-05-21T10:38:59.31</dc:date>
    <dc:creator>Gelvazio Camargo</dc:creator>
    <meta:document-statistic meta:table-count="0" meta:image-count="0" meta:object-count="1" meta:page-count="4" meta:paragraph-count="63" meta:word-count="930" meta:character-count="5549"/>
    <meta:user-defined meta:name="Info 1"/>
    <meta:user-defined meta:name="Info 2"/>
    <meta:user-defined meta:name="Info 3"/>
    <meta:user-defined meta:name="Info 4"/>
  </office:meta>
</office:document-meta>
</file>